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5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50.00%" fo:text-align="justify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 fo:margin-bottom="8.00pt"/>
    </style:style>
    <style:style style:name="P7" style:family="paragraph">
      <style:paragraph-properties fo:line-height="150.00%" fo:text-align="left" fo:margin-bottom="8.00pt"/>
    </style:style>
    <style:style style:name="P8" style:family="paragraph">
      <style:paragraph-properties fo:line-height="150.00%" fo:text-align="justify" fo:margin-bottom="8.00pt"/>
    </style:style>
    <style:style style:name="P9" style:family="paragraph">
      <style:paragraph-properties fo:line-height="150.00%" fo:text-align="left" fo:margin-bottom="8.00pt"/>
    </style:style>
    <style:style style:name="P10" style:family="paragraph">
      <style:paragraph-properties fo:line-height="150.00%" fo:text-align="left" fo:margin-bottom="8.00pt"/>
    </style:style>
    <style:style style:name="P11" style:family="paragraph">
      <style:paragraph-properties fo:line-height="150.00%" fo:text-align="left" fo:margin-bottom="8.00pt"/>
    </style:style>
    <style:style style:name="P12" style:family="paragraph">
      <style:paragraph-properties fo:line-height="150.00%" fo:text-align="justify" fo:margin-bottom="8.00pt"/>
    </style:style>
    <style:style style:name="P13" style:family="paragraph">
      <style:paragraph-properties fo:line-height="150.00%" fo:text-align="left" fo:margin-bottom="8.00pt"/>
    </style:style>
    <style:style style:name="P14" style:family="paragraph">
      <style:paragraph-properties fo:line-height="150.00%" fo:text-align="left" fo:margin-bottom="8.00pt"/>
    </style:style>
    <style:style style:name="P15" style:family="paragraph">
      <style:paragraph-properties fo:line-height="150.00%" fo:text-align="left" fo:margin-bottom="8.00pt"/>
    </style:style>
    <style:style style:name="P16" style:family="paragraph">
      <style:paragraph-properties fo:line-height="150.00%" fo:text-align="justify" fo:margin-bottom="8.00pt"/>
    </style:style>
    <style:style style:name="P17" style:family="paragraph">
      <style:paragraph-properties fo:line-height="150.00%" fo:text-align="left" fo:margin-bottom="8.00pt"/>
    </style:style>
    <style:style style:name="P18" style:family="paragraph">
      <style:paragraph-properties fo:line-height="150.00%" fo:text-align="left" fo:margin-bottom="8.00pt"/>
    </style:style>
    <style:style style:name="P19" style:family="paragraph">
      <style:paragraph-properties fo:line-height="150.00%" fo:text-align="left" fo:margin-bottom="8.00pt"/>
    </style:style>
    <style:style style:name="P20" style:family="paragraph">
      <style:paragraph-properties fo:line-height="150.00%" fo:text-align="justify" fo:margin-bottom="8.00pt"/>
    </style:style>
    <style:style style:name="P21" style:family="paragraph">
      <style:paragraph-properties fo:line-height="150.00%" fo:text-align="left" fo:margin-bottom="8.00pt"/>
    </style:style>
    <style:style style:name="P22" style:family="paragraph">
      <style:paragraph-properties fo:line-height="150.00%" fo:text-align="left" fo:margin-bottom="8.00pt"/>
    </style:style>
    <style:style style:name="P23" style:family="paragraph">
      <style:paragraph-properties fo:line-height="150.00%" fo:text-align="left" fo:margin-bottom="8.00pt"/>
    </style:style>
    <style:style style:name="P24" style:family="paragraph">
      <style:paragraph-properties fo:line-height="150.00%" fo:text-align="justify" fo:margin-bottom="8.00pt"/>
    </style:style>
    <style:style style:name="P25" style:family="paragraph">
      <style:paragraph-properties fo:line-height="150.00%" fo:text-align="left" fo:margin-bottom="8.00pt"/>
    </style:style>
    <style:style style:name="P26" style:family="paragraph">
      <style:paragraph-properties fo:line-height="150.00%" fo:text-align="left" fo:margin-bottom="8.00pt"/>
    </style:style>
    <style:style style:name="P27" style:family="paragraph">
      <style:paragraph-properties fo:line-height="150.00%" fo:text-align="justify" fo:margin-bottom="8.00pt"/>
    </style:style>
    <style:style style:name="P28" style:family="paragraph">
      <style:paragraph-properties fo:line-height="150.00%" fo:text-align="left" fo:margin-bottom="8.00pt"/>
    </style:style>
    <style:style style:name="P29" style:family="paragraph">
      <style:paragraph-properties fo:line-height="150.00%" fo:text-align="justify" fo:margin-bottom="8.00pt"/>
    </style:style>
    <style:style style:name="P30" style:family="paragraph">
      <style:paragraph-properties fo:line-height="150.00%" fo:text-align="left" fo:margin-bottom="8.00pt"/>
    </style:style>
    <style:style style:name="P31" style:family="paragraph">
      <style:paragraph-properties fo:line-height="150.00%" fo:text-align="left" fo:margin-bottom="8.00pt"/>
    </style:style>
  </office:automatic-styles>
  <office:body>
    <office:text>
      <text:p text:style-name="P1"><text:span text:style-name="T1">Aluno: Raul de Matos Barca<text:tab/><text:tab/><text:tab/>Data: 23/08/2013<text:s/></text:span><text:span text:style-name="T2">–</text:span><text:span text:style-name="T3"><text:s/>09/09/2013</text:span></text:p>
      <text:p text:style-name="P1"><text:span text:style-name="T4">Fase/Iteração: 1 a 2<text:tab/><text:tab/><text:tab/><text:tab/><text:tab/><text:tab/>Esforço Total: 24 horas</text:span></text:p>
      <text:p text:style-name="P2"><text:span text:style-name="T5"/></text:p>
      <text:p text:style-name="P3"><text:span text:style-name="T6">Atividade</text:span><text:span text:style-name="T7">: Introdução à disciplina e ao projeto ContPatri<text:tab/><text:tab/></text:span><text:span text:style-name="T8">Esforço</text:span><text:span text:style-name="T9">: 4 horas</text:span></text:p>
      <text:p text:style-name="P4"><text:span text:style-name="T10">Descrição</text:span><text:span text:style-name="T11">: Tempo gasto com apresentação de disciplinas e estudo inicial sobre o novo projeto a ser trabalhado.</text:span></text:p>
      <text:p text:style-name="P5"><text:span text:style-name="T12">Produtos</text:span><text:span text:style-name="T13">: Nenhum.</text:span></text:p>
      <text:p text:style-name="P5"><text:span text:style-name="T14">Equipe</text:span><text:span text:style-name="T15">: Raul Barca.</text:span></text:p>
      <text:p text:style-name="P5"><text:span text:style-name="T16">Artefato</text:span><text:span text:style-name="T17">: Nenhum.</text:span></text:p>
      <text:p text:style-name="P6"><text:span text:style-name="T18"/></text:p>
      <text:p text:style-name="P7"><text:span text:style-name="T19">Atividade</text:span><text:span text:style-name="T20">: Análise - Escopo X Requisitos X Casos de Uso<text:tab/><text:tab/></text:span><text:span text:style-name="T21">Esforço</text:span><text:span text:style-name="T22">: 8 horas</text:span></text:p>
      <text:p text:style-name="P8"><text:span text:style-name="T23">Descrição</text:span><text:span text:style-name="T24">: Foi verificado se o escopo estava todo levantado nos requisitos, verificado se todos os requisitos estavam presentes nos casos de uso e se estavam rastreados.</text:span></text:p>
      <text:p text:style-name="P9"><text:span text:style-name="T25">Produtos</text:span><text:span text:style-name="T26">: Análise do que foi levantado nos requisitos, e sua modelagem para casos de uso.</text:span></text:p>
      <text:p text:style-name="P9"><text:span text:style-name="T27">Equipe</text:span><text:span text:style-name="T28">: Raul Barca.</text:span></text:p>
      <text:p text:style-name="P9"><text:span text:style-name="T29">Artefato</text:span><text:span text:style-name="T30">: “Raul - Relatório 25-08-2013 EscopoXRequisitos.docx”.</text:span></text:p>
      <text:p text:style-name="P10"><text:span text:style-name="T31"/></text:p>
      <text:p text:style-name="P11"><text:span text:style-name="T32">Atividade</text:span><text:span text:style-name="T33">: Análise - Arquitetura <text:tab/><text:tab/><text:tab/><text:tab/><text:tab/></text:span><text:span text:style-name="T34">Esforço</text:span><text:span text:style-name="T35">: 8 horas</text:span></text:p>
      <text:p text:style-name="P12"><text:span text:style-name="T36">Descrição</text:span><text:span text:style-name="T37">: Foi verificado se a arquitetura definida pelo projeto anterior satisfazia o que era proposto e se serviria de base para o projeto atual.</text:span></text:p>
      <text:p text:style-name="P13"><text:span text:style-name="T38">Produtos</text:span><text:span text:style-name="T39">: Verificação da arquitetura definida pelo projeto passado.</text:span></text:p>
      <text:p text:style-name="P13"><text:span text:style-name="T40">Equipe</text:span><text:span text:style-name="T41">: Raul Barca e Ulysses Alves.</text:span></text:p>
      <text:p text:style-name="P13"><text:span text:style-name="T42">Artefato</text:span><text:span text:style-name="T43">: “CONTPATRI_COM_Análise_da_arquitetura.odt”.</text:span></text:p>
      <text:p text:style-name="P14"><text:span text:style-name="T44"/></text:p>
      <text:p text:style-name="P15"><text:span text:style-name="T45">Atividade</text:span><text:span text:style-name="T46">: Análise<text:s/></text:span><text:span text:style-name="T47">–</text:span><text:span text:style-name="T48"><text:s/>Definição de Interfaces<text:tab/><text:tab/><text:tab/></text:span><text:span text:style-name="T49">Esforço</text:span><text:span text:style-name="T50">: 4 horas</text:span></text:p>
      <text:p text:style-name="P16"><text:span text:style-name="T51">Descrição</text:span><text:span text:style-name="T52">: Já existe no projeto detalhado, as classes utilizadas para importação/exportação tanto com o SICOP quanto com o ContPatri-MOBILE. Seguiremos a atividade após discutirmos a forma que vamos trabalhar com as equipes de desenvolvimento. Se será necessário a criação das interfaces por nós ou se só a o que definirmos será suficiente para que possam desenvolver a comunicação.</text:span></text:p>
      <text:p text:style-name="P17"><text:span text:style-name="T53">Produtos</text:span><text:span text:style-name="T54">: Interfaces de comunicação entre sistemas.</text:span></text:p>
      <text:p text:style-name="P17"><text:span text:style-name="T55">Equipe</text:span><text:span text:style-name="T56">: Raul Barca e Ulysses Alves.</text:span></text:p>
      <text:p text:style-name="P17"><text:span text:style-name="T57">Artefato</text:span><text:span text:style-name="T58">: Nenhum.</text:span></text:p>
      <text:p text:style-name="P18"><text:span text:style-name="T59"/></text:p>
      <text:p text:style-name="P19"><text:span text:style-name="T60">Atividade</text:span><text:span text:style-name="T61">: Suporte ao projeto Avadoc/SAD<text:tab/><text:tab/> <text:tab/><text:tab/></text:span><text:span text:style-name="T62">Esforço</text:span><text:span text:style-name="T63">: 6 horas</text:span></text:p>
      <text:p text:style-name="P20"><text:span text:style-name="T64">Descrição</text:span><text:span text:style-name="T65">: Tempo gasto tirando dúvidas sobre o negócio, arquitetura ou código do projeto de Avaliação do Docente pela CAD - SAD.</text:span></text:p>
      <text:p text:style-name="P21"><text:span text:style-name="T66">Produtos</text:span><text:span text:style-name="T67">: Nenhum.</text:span></text:p>
      <text:p text:style-name="P21"><text:span text:style-name="T68">Equipe</text:span><text:span text:style-name="T69">: Raul Barca.</text:span></text:p>
      <text:p text:style-name="P21"><text:span text:style-name="T70">Artefato</text:span><text:span text:style-name="T71">: Nenhum.</text:span></text:p>
      <text:p text:style-name="P22"><text:span text:style-name="T72"/></text:p>
      <text:p text:style-name="P23"><text:span text:style-name="T73">Atividade</text:span><text:span text:style-name="T74">: Modelo e código de Interfaces WebService<text:tab/><text:tab/></text:span><text:span text:style-name="T75">Esforço</text:span><text:span text:style-name="T76">: 8 horas</text:span></text:p>
      <text:p text:style-name="P24"><text:span text:style-name="T77">Descrição</text:span><text:span text:style-name="T78">: Definição e codificação das interfaces do webservice de comunicação entre ContPatri-Web e ContPatri-Mobile e entre ContPatri-Web e SICOP.</text:span></text:p>
      <text:p text:style-name="P25"><text:span text:style-name="T79">Produtos</text:span><text:span text:style-name="T80">: Interfaces de comunicação entre sistemas.</text:span></text:p>
      <text:p text:style-name="P25"><text:span text:style-name="T81">Equipe</text:span><text:span text:style-name="T82">: Raul Barca e Ulysses Alves.</text:span></text:p>
      <text:p text:style-name="P25"><text:span text:style-name="T83">Artefato</text:span><text:span text:style-name="T84">: "CONTPATRI_ARQ_projeto_detalhado_web_service.pdf".</text:span></text:p>
      <text:p text:style-name="P25"><text:span text:style-name="T84"/></text:p>
      <text:p text:style-name="P26"><text:span text:style-name="T85">Atividade</text:span><text:span text:style-name="T86">: Massa de dados para Testes<text:tab/><text:tab/><text:tab/><text:tab/></text:span><text:span text:style-name="T87">Esforço</text:span><text:span text:style-name="T88">: 8 horas</text:span></text:p>
      <text:p text:style-name="P27"><text:span text:style-name="T89">Descrição</text:span><text:span text:style-name="T90">: Foi preparada a massa de dados no banco configurado pelo Danillo para futuros testes de integração.</text:span></text:p>
      <text:p text:style-name="P28"><text:span text:style-name="T91">Produtos</text:span><text:span text:style-name="T92">: Banco de dados populado.</text:span></text:p>
      <text:p text:style-name="P28"><text:span text:style-name="T93">Equipe</text:span><text:span text:style-name="T94">: Raul Barca.</text:span></text:p>
      <text:p text:style-name="P28"><text:span text:style-name="T95">Artefato</text:span><text:span text:style-name="T96">: "Artefatos_de_Projeto/Gerencia_de_Testes/CONTPATRI_SQL_TST_insert_massa_de_dados.txt".</text:span></text:p>
      <text:p text:style-name="P28"><text:span text:style-name="T96"/></text:p>
      <text:p text:style-name="P28"><text:span text:style-name="T97">Atividade</text:span><text:span text:style-name="T98">: Melhoria e criação de testes unitários<text:tab/><text:tab/><text:tab/></text:span><text:span text:style-name="T99">Esforço</text:span><text:span text:style-name="T100">: 16 horas</text:span></text:p>
      <text:p text:style-name="P29"><text:span text:style-name="T101">Descrição</text:span><text:span text:style-name="T102">: Foram criados testes unitários a fim de aumentar a cobertura de código. Alguns testes que já existiam foram melhorados para serem mais eficazes e cobrirem maior parte do código.</text:span></text:p>
      <text:p text:style-name="P30"><text:span text:style-name="T103">Produtos</text:span><text:span text:style-name="T104">: Testes unitários.</text:span></text:p>
      <text:p text:style-name="P30"><text:span text:style-name="T105">Equipe</text:span><text:span text:style-name="T106">: Lucas Lima, Raul Barca e Thais Souza.</text:span></text:p>
      <text:p text:style-name="P30"><text:span text:style-name="T107">Artefato</text:span><text:span text:style-name="T108">: Testes unitários do "model", "persistencia", "web" e "sicop".</text:span></text:p>
      <text:p text:style-name="P31"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